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'Open Sans', sans-serif"/>
    <style:font-face style:name="Menlo" svg:font-family="Menlo, Monaco, Consolas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Menl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Menlo" fo:font-size="10.5pt" fo:letter-spacing="normal" fo:font-style="normal" fo:font-weight="normal" officeooo:rsid="001398be" officeooo:paragraph-rsid="001398b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55555" style:font-name="Droid Sans" fo:font-size="12pt" fo:letter-spacing="normal" fo:font-style="normal" fo:font-weight="normal" officeooo:rsid="001398be" officeooo:paragraph-rsid="001398be"/>
    </style:style>
    <style:style style:name="P4" style:family="paragraph" style:parent-style-name="Heading_20_1">
      <style:text-properties fo:font-variant="normal" fo:text-transform="none" fo:color="#2a2a2a" style:font-name="Droid Sans" fo:font-size="18pt" fo:letter-spacing="normal" fo:font-style="normal" fo:font-weight="bold"/>
    </style:style>
    <style:style style:name="P5" style:family="paragraph" style:parent-style-name="Heading_20_4">
      <style:text-properties fo:font-variant="normal" fo:text-transform="none" fo:color="#222222" style:font-name="Droid Sans" fo:font-size="15pt" fo:letter-spacing="normal" fo:font-style="normal" fo:font-weight="bold"/>
    </style:style>
    <style:style style:name="P6" style:family="paragraph" style:parent-style-name="Heading_20_4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Droid Sans" fo:font-size="15pt" fo:letter-spacing="normal" fo:font-style="normal" fo:font-weight="bold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55555" style:font-name="Menlo" fo:font-size="10.5pt" fo:letter-spacing="normal" fo:font-style="normal" fo:font-weight="normal" officeooo:rsid="001398be" officeooo:paragraph-rsid="001398be"/>
    </style:style>
    <style:style style:name="P8" style:family="paragraph" style:parent-style-name="Preformatted_20_Text">
      <style:paragraph-properties fo:margin-left="0in" fo:margin-right="0in" fo:margin-top="0in" fo:margin-bottom="0.2917in" loext:contextual-spacing="false" style:line-height-at-least="0.2189in" fo:text-indent="0in" style:auto-text-indent="false" fo:padding-left="0.1772in" fo:padding-right="0.1772in" fo:padding-top="0.1665in" fo:padding-bottom="0.1665in" fo:border="0.06pt solid #cccccc"/>
      <style:text-properties fo:font-variant="normal" fo:text-transform="none" fo:color="#555555" style:font-name="Menlo" fo:font-size="10.5pt" fo:font-style="normal" fo:font-weight="normal"/>
    </style:style>
    <style:style style:name="P9" style:family="paragraph" style:parent-style-name="Preformatted_20_Text">
      <style:paragraph-properties fo:margin-top="0in" fo:margin-bottom="0.2917in" loext:contextual-spacing="false" style:line-height-at-least="0.2189in" fo:padding-left="0.1772in" fo:padding-right="0.1772in" fo:padding-top="0.1665in" fo:padding-bottom="0.1665in" fo:border="0.06pt solid #cccccc"/>
      <style:text-properties fo:font-variant="normal" fo:text-transform="none" fo:color="#555555" style:font-name="Menlo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stall VirtualBox Latest On Ubuntu 16.04 LTS / 17.04 / 17.10</text:h>
      <text:p text:style-name="Standard"/>
      <text:p text:style-name="Standard"/>
      <text:h text:style-name="P5" text:outline-level="4">Step 1: Add VirtualBox Repository Key</text:h>
      <text:p text:style-name="P8">wget -q https://www.virtualbox.org/download/oracle_vbox_2016.asc -O- | sudo apt-key add -</text:p>
      <text:p text:style-name="P9">wget -q https://www.virtualbox.org/download/oracle_vbox.asc -O- | sudo apt-key add -</text:p>
      <text:h text:style-name="P5" text:outline-level="4">Step 2: Add VirtualBox Repository</text:h>
      <text:p text:style-name="P1">sudo sh -c 'echo "deb http://download.virtualbox.org/virtualbox/debian $(lsb_release -sc) contrib" &gt;&gt; /etc/apt/sources.list.d/virtualbox.list'</text:p>
      <text:p text:style-name="P1"/>
      <text:h text:style-name="P6" text:outline-level="4">Step 3: Installing VirtualBox</text:h>
      <text:p text:style-name="P2">To remove older version:</text:p>
      <text:p text:style-name="P2"/>
      <text:p text:style-name="P1">sudo apt remove virtualbox virtualbox-5.1</text:p>
      <text:p text:style-name="P1"/>
      <text:p text:style-name="P2">else</text:p>
      <text:p text:style-name="P2"/>
      <text:p text:style-name="P7">sudo apt update</text:p>
      <text:p text:style-name="P9">sudo apt-get -y install gcc make linux-headers-$(uname -r) dkms</text:p>
      <text:p text:style-name="P7">sudo apt update</text:p>
      <text:p text:style-name="P9">sudo apt-get install virtualbox-5.2</text:p>
      <text:p text:style-name="P3">You should have the latest version of VirtualBox installed after running the above commands… Now go to search for the package and launch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'Open Sans', sans-serif"/>
    <style:font-face style:name="Menlo" svg:font-family="Menlo, Monaco, Consolas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3:34:32.637389761</meta:creation-date>
    <dc:date>2018-08-02T13:37:30.556987099</dc:date>
    <meta:editing-duration>PT2M58S</meta:editing-duration>
    <meta:editing-cycles>1</meta:editing-cycles>
    <meta:document-statistic meta:table-count="0" meta:image-count="0" meta:object-count="0" meta:page-count="1" meta:paragraph-count="15" meta:word-count="108" meta:character-count="812" meta:non-whitespace-character-count="719"/>
    <meta:generator>LibreOffice/5.1.6.2$Linux_X86_64 LibreOffice_project/10m0$Build-2</meta:generator>
  </office:meta>
</office:document-meta>
</file>